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text-properties fo:color="#2a6099" loext:opacity="100%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2a6099" loext:opacity="100%" officeooo:rsid="0010731d" officeooo:paragraph-rsid="0010731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0731d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color="#2a6099" loext:opacity="100%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2a6099" loext:opacity="100%" officeooo:rsid="0010731d" officeooo:paragraph-rsid="0012d1b5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fo:color="#2a6099" loext:opacity="100%" fo:font-weight="bold" officeooo:rsid="0010731d" officeooo:paragraph-rsid="0010731d" style:font-weight-asian="bold" style:font-weight-complex="bold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fo:color="#2a6099" loext:opacity="100%" fo:font-weight="bold" officeooo:rsid="0010731d" officeooo:paragraph-rsid="0010731d" style:font-weight-asian="bold" style:font-weight-complex="bold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officeooo:paragraph-rsid="0010731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0731d"/>
    </style:style>
    <style:style style:name="T4" style:family="text">
      <style:text-properties fo:color="#2a6099" loext:opacity="100%" fo:font-weight="bold" officeooo:rsid="0010731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d1b5"/>
    </style:style>
    <style:style style:name="T7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bookmark text:name="yui_3_17_2_1_1706599582451_1020"/><text:span text:style-name="Strong_20_Emphasis">Importancia de la Comunicación Visual:</text:span></text:p>
          <text:list>
            <text:list-item>
              <text:p text:style-name="P6">Definir qué es la comunicación visual y por qué es crucial en el diseño web.</text:p>
            </text:list-item>
          </text:list>
        </text:list-item>
      </text:list>
      <text:p text:style-name="P1"/>
      <text:p text:style-name="P1"><text:tab/><text:span text:style-name="T2">La comunicación visual es el proceso de transmitir información y mensajes mediante elementos visuales, como imágenes, gráficos, colores, tipografía y diseño. En el contexto del diseño web, la comunicación visual juega un papel fundamental en la creación de experiencias visuales efectivas que facilitan la comprensión, la interacción y la retención de la información por parte del usuario. </text:span></text:p>
      <text:list xml:id="list182225020370527" text:continue-numbering="true" text:style-name="L1">
        <text:list-item>
          <text:list>
            <text:list-item>
              <text:p text:style-name="P6">Discutir los principios básicos de la comunicación visual, como la jerarquía, contraste, equilibrio y simplicidad.</text:p>
            </text:list-item>
          </text:list>
        </text:list-item>
      </text:list>
      <text:p text:style-name="Text_20_body"><text:span text:style-name="Strong_20_Emphasis"><text:span text:style-name="T2">Jerarquía:</text:span></text:span></text:p>
      <text:list text:style-name="L2">
        <text:list-item>
          <text:list>
            <text:list-item>
              <text:p text:style-name="P9">La jerarquía visual guía a los usuarios a través de la información de manera ordenada, resaltando elementos importantes y estableciendo la importancia relativa de cada componente en la página.</text:p>
            </text:list-item>
          </text:list>
        </text:list-item>
        <text:list-item>
          <text:p text:style-name="P8"><text:span text:style-name="Strong_20_Emphasis"><text:span text:style-name="T2">Contraste:</text:span></text:span></text:p>
          <text:list>
            <text:list-item>
              <text:p text:style-name="P9">El contraste se refiere a la diferencia visual entre elementos, ya sea en términos de color, tamaño, forma o estilo. Un buen uso del contraste ayuda a destacar información crucial y a mejorar la legibilidad.</text:p>
            </text:list-item>
          </text:list>
        </text:list-item>
        <text:list-item>
          <text:p text:style-name="P8"><text:span text:style-name="Strong_20_Emphasis"><text:span text:style-name="T2">Equilibrio:</text:span></text:span></text:p>
          <text:list>
            <text:list-item>
              <text:p text:style-name="P9">El equilibrio visual se logra distribuyendo elementos de manera proporcional en la página. Puede ser simétrico, asimétrico o radial, según el diseño, pero busca crear una sensación de estabilidad.</text:p>
            </text:list-item>
          </text:list>
        </text:list-item>
        <text:list-item>
          <text:p text:style-name="P8"><text:span text:style-name="Strong_20_Emphasis"><text:span text:style-name="T2">Simplicidad:</text:span></text:span></text:p>
          <text:list>
            <text:list-item>
              <text:p text:style-name="P9">La simplicidad implica eliminar elementos innecesarios y simplificar el diseño para evitar la sobrecarga de información. Un diseño simple y limpio facilita la comprensión y mejora la experiencia del usuario.</text:p>
            </text:list-item>
          </text:list>
        </text:list-item>
      </text:list>
      <text:p text:style-name="Text_20_body"/>
      <text:list text:continue-list="list182225020370527" text:style-name="L1">
        <text:list-item>
          <text:p text:style-name="P5"><text:span text:style-name="Strong_20_Emphasis">Selección de Colores y Tipografías:</text:span></text:p>
          <text:list>
            <text:list-item>
              <text:p text:style-name="P7">Explicar la influencia de los colores y las tipografías en la percepción del usuario.</text:p>
              <text:p text:style-name="P7"/>
            </text:list-item>
          </text:list>
        </text:list-item>
      </text:list>
      <text:p text:style-name="P2">Los colores y tipografías adecuados pueden guiar al usuario a través del contenido y facilitar la interacción con los diferentes elementos de la página. Es importante considerar la legibilidad, el contraste y la accesibilidad para garantizar una experiencia óptima para todos los usuarios.</text:p>
      <text:p text:style-name="P2">Además, los colores y tipografías pueden ser utilizados para destacar elementos importantes, como los botones de llamada a la acción o los títulos de los apartados. Estos elementos visuales ayudan a mejorar la navegabilidad del sitio, permitiendo que los usuarios encuentren fácilmente lo que buscan y realicen las acciones deseadas.</text:p>
      <text:p text:style-name="P1"/>
      <text:list xml:id="list182224785144840" text:continue-numbering="true" text:style-name="L1">
        <text:list-item>
          <text:list>
            <text:list-header>
              <text:p text:style-name="P6"/>
            </text:list-header>
            <text:list-item>
              <text:p text:style-name="P6"><text:soft-page-break/>Proporcionar pautas para elegir combinaciones de colores y tipografías adecuadas para la visualización en pantalla.</text:p>
            </text:list-item>
          </text:list>
        </text:list-item>
      </text:list>
      <text:p text:style-name="P1"/>
      <text:p text:style-name="P3">Combinaciones de colores para sitios web:</text:p>
      <text:list text:style-name="L3">
        <text:list-item>
          <text:p text:style-name="P10"><text:span text:style-name="T1">Colores complementarios</text:span>: Colores opuestos entre sí en la rueda de colores.</text:p>
        </text:list-item>
        <text:list-item>
          <text:p text:style-name="P16"><text:span text:style-name="T4">Colores complementarios descompuestos</text:span><text:span text:style-name="T3">: Se descompone un color en los dos colores adyacentes a él en la rueda de colores y luego se correlaciona ese par con el complemento del color original. </text:span></text:p>
        </text:list-item>
        <text:list-item>
          <text:p text:style-name="P14">Tríadas y tétradas: <text:span text:style-name="T5">Tres o cuatro colores que están separados a la misma distancia en la rueda de colores.</text:span></text:p>
        </text:list-item>
        <text:list-item>
          <text:p text:style-name="P14">Colores análogos: <text:span text:style-name="T5">Estas combinaciones son las que se encuentran una al lado de otra en la rueda de colores.</text:span></text:p>
        </text:list-item>
        <text:list-item>
          <text:p text:style-name="P14">Colores monocromáticos: <text:span text:style-name="T5">Una única combinación de colores que usan varios tonos de un único color.</text:span></text:p>
        </text:list-item>
      </text:list>
      <text:p text:style-name="P4"/>
      <text:p text:style-name="P4">Pautas para elegir tipografías:</text:p>
      <text:list text:style-name="L4">
        <text:list-item>
          <text:p text:style-name="P11"><text:span text:style-name="T1">Fuentes con serifa : </text:span><text:span text:style-name="T5">Fuentes clásicas que tienen un pie decorativo en el extremo del trazo.</text:span></text:p>
        </text:list-item>
        <text:list-item>
          <text:p text:style-name="P15">Fuentes sin serifa: <text:span text:style-name="T5">Fuentes sin pie decorativo.</text:span></text:p>
        </text:list-item>
        <text:list-item>
          <text:p text:style-name="P15">Fuentes con serifas cuadradas: <text:span text:style-name="T5">Fuentes con pies cuadrados. Son perfectas para logos y titulares.</text:span></text:p>
        </text:list-item>
        <text:list-item>
          <text:p text:style-name="P15">Fuentes tipográficas: <text:span text:style-name="T5">Fuentes que lucen similares a cursivas manuscritas. Ideales para titulares o subencabezados.</text:span></text:p>
        </text:list-item>
      </text:list>
      <text:p text:style-name="P4"/>
      <text:list xml:id="list182225075748918" text:continue-list="list182224785144840" text:style-name="L1">
        <text:list-item>
          <text:p text:style-name="P5"><text:span text:style-name="Strong_20_Emphasis">Presentación de Información en Documentos Web:</text:span></text:p>
          <text:list>
            <text:list-item>
              <text:p text:style-name="P6">Analizar diferentes alternativas para organizar y presentar información de manera efectiva en documentos web.</text:p>
            </text:list-item>
          </text:list>
        </text:list-item>
      </text:list>
      <text:list text:style-name="L5">
        <text:list-item>
          <text:p text:style-name="P12">Encabezados y subencabezados:</text:p>
        </text:list-item>
        <text:list-item>
          <text:p text:style-name="P12">Listas:</text:p>
        </text:list-item>
        <text:list-item>
          <text:p text:style-name="P12">Párrafos y separadores:</text:p>
        </text:list-item>
        <text:list-item>
          <text:p text:style-name="P12">Tablas:</text:p>
        </text:list-item>
        <text:list-item>
          <text:p text:style-name="P12">Gráficos e imágenes:</text:p>
        </text:list-item>
        <text:list-item>
          <text:p text:style-name="P12">Tarjetas y módulos</text:p>
        </text:list-item>
        <text:list-item>
          <text:p text:style-name="P12">Acordeones</text:p>
        </text:list-item>
        <text:list-item>
          <text:p text:style-name="P12">Enlaces anclados</text:p>
        </text:list-item>
        <text:list-item>
          <text:p text:style-name="P12">Índice y navegación</text:p>
        </text:list-item>
        <text:list-item>
          <text:p text:style-name="P12">Infografías</text:p>
        </text:list-item>
        <text:list-item>
          <text:p text:style-name="P12">Texto Justificado</text:p>
        </text:list-item>
        <text:list-item>
          <text:p text:style-name="P12">Usar iconos y elementos gráficos</text:p>
        </text:list-item>
        <text:list-item>
          <text:p text:style-name="P12">Textos resaltados</text:p>
        </text:list-item>
        <text:list-item>
          <text:p text:style-name="P12">Textos expl<text:span text:style-name="T6">i</text:span>cativos</text:p>
        </text:list-item>
      </text:list>
      <text:list text:continue-list="list182225075748918" text:style-name="L1">
        <text:list-header>
          <text:p text:style-name="P6"/>
        </text:list-header>
      </text:list>
      <text:p text:style-name="P1"/>
      <text:p text:style-name="P1"/>
      <text:p text:style-name="P1"/>
      <text:list text:continue-numbering="true" text:style-name="L1">
        <text:list-item>
          <text:list>
            <text:list-item>
              <text:p text:style-name="P6"><text:soft-page-break/>Destacar la importancia de la usabilidad y accesibilidad en el diseño de interfaces web.</text:p>
            </text:list-item>
          </text:list>
        </text:list-item>
      </text:list>
      <text:p text:style-name="P1"/>
      <text:p text:style-name="P13">La usabilidad es importante ya que es la facilidad de uso de la web. Una web con buena usabilidad va a conseguir que usuarios que no tengan un alto conocimiento puedan navegar bien; Además, esto logrará que los usuarios queden retenidos en el sitio web durante un largo tiempo, y que por la buena experiencia navegando vuelvan a esta.</text:p>
      <text:p text:style-name="P13"/>
      <text:p text:style-name="P13">La accesibilidad es imprescindible también para así una mayoría de usuarios puedan navegar en nuestra web y así abarcar una mayor audiencia en esta. Con la accesibilidad principalmente conseguimos adaptar nuestra web a que la usen personas con dificultades de uso</text:p>
      <text:list xml:id="list182225090066880" text:continue-numbering="true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5"><text:span text:style-name="Strong_20_Emphasis">Guía de Estilo en el Desarrollo de Aplicaciones Web:</text:span></text:p>
          <text:list>
            <text:list-item>
              <text:p text:style-name="P6">Explicar la función y beneficios de una guía de estilo en el desarrollo web.</text:p>
            </text:list-item>
          </text:list>
        </text:list-item>
      </text:list>
      <text:p text:style-name="P1"/>
      <text:p text:style-name="Text_20_body"><text:span text:style-name="Strong_20_Emphasis"><text:span text:style-name="T3">Función:</text:span></text:span><text:span text:style-name="T3"> Una guía de estilo en el desarrollo web es un conjunto de reglas y directrices que establecen cómo se deben diseñar y presentar los elementos visuales y de contenido en un sitio web o aplicación. Su función principal es proporcionar coherencia y uniformidad en todo el proyecto, facilitando el proceso de diseño y desarrollo al mantener un aspecto visual consistente.</text:span></text:p>
      <text:p text:style-name="Text_20_body"><text:span text:style-name="Strong_20_Emphasis"><text:span text:style-name="T3">Beneficios:</text:span></text:span></text:p>
      <text:list text:style-name="L6">
        <text:list-item>
          <text:p text:style-name="P18"><text:span text:style-name="Strong_20_Emphasis"><text:span text:style-name="T3">Coherencia Visual:</text:span></text:span><text:span text:style-name="T3"> Una guía de estilo asegura que todos los elementos visuales, como colores, tipografías, iconos y elementos de interfaz, sigan un diseño coherente en todo el sitio web.</text:span></text:p>
        </text:list-item>
        <text:list-item>
          <text:p text:style-name="P18"><text:span text:style-name="Strong_20_Emphasis"><text:span text:style-name="T3">Eficiencia en el Desarrollo:</text:span></text:span><text:span text:style-name="T3"> Facilita el trabajo del equipo de desarrollo al proporcionar una referencia clara y consistente, acelerando el proceso de construcción y reduciendo posibles malentendidos.</text:span></text:p>
        </text:list-item>
        <text:list-item>
          <text:p text:style-name="P18"><text:span text:style-name="Strong_20_Emphasis"><text:span text:style-name="T3">Marca Unificada:</text:span></text:span><text:span text:style-name="T3"> Ayuda a mantener la identidad de la marca al establecer pautas específicas para el uso de colores corporativos, logotipos y otros elementos visuales asociados con la marca.</text:span></text:p>
        </text:list-item>
        <text:list-item>
          <text:p text:style-name="P18"><text:span text:style-name="Strong_20_Emphasis"><text:span text:style-name="T3">Facilita la Mantenibilidad:</text:span></text:span><text:span text:style-name="T3"> Al centralizar las reglas de diseño en una guía, es más fácil realizar actualizaciones y mantenimientos sin comprometer la coherencia visual.</text:span></text:p>
        </text:list-item>
        <text:list-item>
          <text:p text:style-name="P18"><text:span text:style-name="Strong_20_Emphasis"><text:span text:style-name="T3">Mejora la Experiencia del Usuario:</text:span></text:span><text:span text:style-name="T3"> Una interfaz consistente proporciona a los usuarios una experiencia más intuitiva y fácil de usar, ya que aprenden a navegar por el sitio de manera más eficiente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2225492820491" text:continue-list="list182225090066880" text:style-name="L1">
        <text:list-item>
          <text:list>
            <text:list-item>
              <text:p text:style-name="P6"><text:soft-page-break/>Mostrar ejemplos de cómo aplicar una guía de estilo para mantener consistencia en el diseño de una aplicación web.</text:p>
            </text:list-item>
          </text:list>
        </text:list-item>
      </text:list>
      <text:p text:style-name="P1"/>
      <text:p text:style-name="Text_20_body"><text:span text:style-name="Strong_20_Emphasis"><text:span text:style-name="T3">Colores:</text:span></text:span></text:p>
      <text:list text:style-name="L8">
        <text:list-item>
          <text:list>
            <text:list-item>
              <text:p text:style-name="P19"><text:span text:style-name="Strong_20_Emphasis"><text:span text:style-name="T3">Definición: Especificar la paleta de colores que se utilizarán en el sitio.</text:span></text:span></text:p>
            </text:list-item>
            <text:list-item>
              <text:p text:style-name="P19"><text:span text:style-name="Strong_20_Emphasis"><text:span text:style-name="T3">Ejemplo: Se establece que el color principal de los botones siempre será el verde corporativo.</text:span></text:span></text:p>
            </text:list-item>
          </text:list>
        </text:list-item>
        <text:list-item>
          <text:p text:style-name="P19"><text:span text:style-name="Strong_20_Emphasis"><text:span text:style-name="T3">Tipografía:</text:span></text:span></text:p>
          <text:list>
            <text:list-item>
              <text:p text:style-name="P19"><text:span text:style-name="Strong_20_Emphasis"><text:span text:style-name="T3">Definición: Establecer las fuentes y tamaños de texto predeterminados.</text:span></text:span></text:p>
            </text:list-item>
            <text:list-item>
              <text:p text:style-name="P19"><text:span text:style-name="Strong_20_Emphasis"><text:span text:style-name="T3">Ejemplo: Se decide utilizar la fuente "Roboto" para todos los encabezados y la fuente "Open Sans" para el cuerpo del texto.</text:span></text:span></text:p>
            </text:list-item>
          </text:list>
        </text:list-item>
        <text:list-item>
          <text:p text:style-name="P19"><text:span text:style-name="Strong_20_Emphasis"><text:span text:style-name="T3">Iconografía:</text:span></text:span></text:p>
          <text:list>
            <text:list-item>
              <text:p text:style-name="P19"><text:span text:style-name="Strong_20_Emphasis"><text:span text:style-name="T3">Definición: Determinar el estilo y tamaño de los iconos utilizados en la interfaz.</text:span></text:span></text:p>
            </text:list-item>
            <text:list-item>
              <text:p text:style-name="P19"><text:span text:style-name="Strong_20_Emphasis"><text:span text:style-name="T3">Ejemplo: Se elige un conjunto de iconos consistentes y se especifica su tamaño y color.</text:span></text:span></text:p>
            </text:list-item>
          </text:list>
        </text:list-item>
        <text:list-item>
          <text:p text:style-name="P19"><text:span text:style-name="Strong_20_Emphasis"><text:span text:style-name="T3">Espaciado y Margen:</text:span></text:span></text:p>
          <text:list>
            <text:list-item>
              <text:p text:style-name="P19"><text:span text:style-name="Strong_20_Emphasis"><text:span text:style-name="T3">Definición: Establecer las distancias y márgenes entre elementos.</text:span></text:span></text:p>
            </text:list-item>
            <text:list-item>
              <text:p text:style-name="P19"><text:span text:style-name="Strong_20_Emphasis"><text:span text:style-name="T3">Ejemplo: Se decide que todos los elementos tienen un margen superior e inferior de 20px para mantener consistencia en la disposición.</text:span></text:span></text:p>
            </text:list-item>
          </text:list>
        </text:list-item>
        <text:list-item>
          <text:p text:style-name="P19"><text:span text:style-name="Strong_20_Emphasis"><text:span text:style-name="T3">Responsividad:</text:span></text:span></text:p>
          <text:list>
            <text:list-item>
              <text:p text:style-name="P19"><text:span text:style-name="Strong_20_Emphasis"><text:span text:style-name="T3">Definición: Indicar cómo debe adaptarse el diseño en diferentes dispositivos.</text:span></text:span></text:p>
            </text:list-item>
            <text:list-item>
              <text:p text:style-name="P19"><text:span text:style-name="Strong_20_Emphasis"><text:span text:style-name="T3">Ejemplo: Se establece que ciertos elementos se colapsarán en una disposición de columna en dispositivos móviles para mejorar la legibilidad.</text:span></text:span></text:p>
            </text:list-item>
          </text:list>
        </text:list-item>
      </text:list>
      <text:p text:style-name="P1"/>
      <text:list xml:id="list182225969458997" text:continue-list="list182225492820491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5"><text:span text:style-name="Strong_20_Emphasis">Herramientas y Aplicaciones para Diseño Web:</text:span></text:p>
          <text:list>
            <text:list-item>
              <text:p text:style-name="P6">Introducir diferentes herramientas y aplicaciones utilizadas para el diseño de documentos web.</text:p>
            </text:list-item>
          </text:list>
        </text:list-item>
      </text:list>
      <text:p text:style-name="P1"/>
      <text:p text:style-name="Text_20_body"><text:span text:style-name="Strong_20_Emphasis"><text:span text:style-name="T3">Editores de Texto:</text:span></text:span></text:p>
      <text:list text:style-name="L9">
        <text:list-item>
          <text:p text:style-name="P20"><text:span text:style-name="Strong_20_Emphasis"><text:span text:style-name="T3">Visual Studio Code: Un editor de código fuente gratuito y muy popular, con soporte para una variedad de lenguajes de programación y extensiones para facilitar el desarrollo web.</text:span></text:span></text:p>
        </text:list-item>
        <text:list-item>
          <text:p text:style-name="P20"><text:span text:style-name="Strong_20_Emphasis"><text:span text:style-name="T3">Sublime Text: Un editor de texto ligero y altamente personalizable, con resaltado de sintaxis y una interfaz intuitiva.</text:span></text:span></text:p>
        </text:list-item>
        <text:list-item>
          <text:p text:style-name="P20"><text:span text:style-name="Strong_20_Emphasis"><text:span text:style-name="T3">Atom: Un editor de texto de código abierto desarrollado por GitHub, con características amigables para el usuario y una amplia comunidad de desarrolladores.</text:span></text:span></text:p>
        </text:list-item>
      </text:list>
      <text:p text:style-name="Text_20_body"><text:soft-page-break/><text:span text:style-name="Strong_20_Emphasis"><text:span text:style-name="T3">Diseño Gráfico y Prototipado:</text:span></text:span></text:p>
      <text:list text:style-name="L10">
        <text:list-item>
          <text:p text:style-name="P21"><text:span text:style-name="Strong_20_Emphasis"><text:span text:style-name="T3">Adobe XD: Herramienta de diseño y prototipado que facilita la creación de interfaces de usuario interactivas y atractivas.</text:span></text:span></text:p>
        </text:list-item>
        <text:list-item>
          <text:p text:style-name="P21"><text:span text:style-name="Strong_20_Emphasis"><text:span text:style-name="T3">Sketch: Una aplicación de diseño vectorial que se ha vuelto popular entre diseñadores de interfaces y ofrece una amplia variedad de complementos</text:span></text:span></text:p>
        </text:list-item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3">Control de Versiones:</text:span></text:span></text:p>
      <text:list text:style-name="L11">
        <text:list-item>
          <text:p text:style-name="P22"><text:span text:style-name="Strong_20_Emphasis"><text:span text:style-name="T3">Git: Un sistema de control de versiones distribuido que permite el seguimiento de cambios en el código fuente y la colaboración entre equipos de desarrollo.</text:span></text:span></text:p>
        </text:list-item>
        <text:list-item>
          <text:p text:style-name="P22"><text:span text:style-name="Strong_20_Emphasis"><text:span text:style-name="T3">GitHub: Una plataforma basada en Git que proporciona alojamiento de repositorios y herramientas colaborativas para proyectos de desarrollo web.</text:span></text:span></text:p>
        </text:list-item>
      </text:list>
      <text:p text:style-name="P1"/>
      <text:list text:continue-list="list182225969458997" text:style-name="L1">
        <text:list-item>
          <text:list>
            <text:list-item>
              <text:p text:style-name="P6">Comparar y contrastar las ventajas y desventajas de varias herramientas disponibles.</text:p>
            </text:list-item>
          </text:list>
        </text:list-item>
      </text:list>
      <text:p text:style-name="P1"><text:span text:style-name="Strong_20_Emphasis"/></text:p>
      <text:list text:style-name="L12">
        <text:list-item>
          <text:p text:style-name="P23"><text:span text:style-name="Strong_20_Emphasis"><text:span text:style-name="T3">Visual Studio Code:</text:span></text:span></text:p>
          <text:list>
            <text:list-item>
              <text:p text:style-name="P23"><text:span text:style-name="Strong_20_Emphasis"><text:span text:style-name="T3">Ventajas: Gratuito, altamente personalizable, amplia comunidad y extensión de soporte.</text:span></text:span></text:p>
            </text:list-item>
            <text:list-item>
              <text:p text:style-name="P23"><text:span text:style-name="Strong_20_Emphasis"><text:span text:style-name="T3">Desventajas: Puede sentirse pesado en sistemas menos potentes.</text:span></text:span></text:p>
            </text:list-item>
          </text:list>
        </text:list-item>
        <text:list-item>
          <text:p text:style-name="P23"><text:span text:style-name="Strong_20_Emphasis"><text:span text:style-name="T3">Sublime Text:</text:span></text:span></text:p>
          <text:list>
            <text:list-item>
              <text:p text:style-name="P23"><text:span text:style-name="Strong_20_Emphasis"><text:span text:style-name="T3">Ventajas: Ligero, rápido, interfaz intuitiva.</text:span></text:span></text:p>
            </text:list-item>
            <text:list-item>
              <text:p text:style-name="P23"><text:span text:style-name="Strong_20_Emphasis"><text:span text:style-name="T3">Desventajas: La versión gratuita tiene recordatorios ocasionales para comprar la licencia completa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28:35.137000000</meta:creation-date>
    <dc:date>2024-01-30T18:22:24.472000000</dc:date>
    <meta:editing-duration>PT2H12M22S</meta:editing-duration>
    <meta:editing-cycles>5</meta:editing-cycles>
    <meta:generator>LibreOffice/7.5.8.2$Windows_X86_64 LibreOffice_project/f718d63693263970429a68f568db6046aaa9df01</meta:generator>
    <meta:document-statistic meta:table-count="0" meta:image-count="0" meta:object-count="0" meta:page-count="5" meta:paragraph-count="95" meta:word-count="1377" meta:character-count="8707" meta:non-whitespace-character-count="7499"/>
  </office:meta>
</office:document-meta>
</file>